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92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3.597cm"/>
    </style:style>
    <style:style style:name="co4" style:family="table-column">
      <style:table-column-properties fo:break-before="auto" style:column-width="3.2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ujet</text:p>
          </table:table-cell>
          <table:table-cell office:value-type="string" calcext:value-type="string">
            <text:p>Critère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Page de saisie</text:p>
          </table:table-cell>
          <table:table-cell office:value-type="string" calcext:value-type="string">
            <text:p>Page de confirmation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f! Bouton annuler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f! Bouton annuler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!f! Bouton annuler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de cryptogramm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de cryptogramm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ale cryptogramm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de cryptogramm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ale cryptogramm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ale cryptogramme fermer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ne message erreur formulair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andeau pas de tit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 vid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dale cryptogramm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ale cryptogramm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ale cryptogramm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ale cryptogramm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de cryptogramm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de cryptogramme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ale cryptogramm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ale cryptogramm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de cryptogramm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ton confirme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 d’indication de champs requi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er les PDF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2:35:55.499746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11-23T13:48:48.245592052</dc:date>
    <meta:editing-duration>PT17M30S</meta:editing-duration>
    <meta:editing-cycles>4</meta:editing-cycles>
    <meta:generator>LibreOffice/6.3.4.2$MacOSX_X86_64 LibreOffice_project/60da17e045e08f1793c57c00ba83cdfce946d0aa</meta:generator>
    <meta:document-statistic meta:table-count="1" meta:cell-count="1178" meta:object-count="0"/>
    <meta:user-defined meta:name=""/>
  </office:meta>
</office:document-meta>
</file>